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c9a"/>
    </style:style>
    <style:style style:name="P2" style:family="paragraph" style:parent-style-name="Standard">
      <style:text-properties fo:font-size="11pt" officeooo:paragraph-rsid="000aac9a" style:font-size-asian="11pt" style:font-size-complex="11pt"/>
    </style:style>
    <style:style style:name="P3" style:family="paragraph" style:parent-style-name="Standard">
      <style:text-properties officeooo:rsid="000c8725" officeooo:paragraph-rsid="000c8725"/>
    </style:style>
    <style:style style:name="P4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P5" style:family="paragraph" style:parent-style-name="Standard">
      <style:text-properties fo:font-size="11pt" officeooo:paragraph-rsid="000e8427" style:font-size-asian="11pt" style:font-size-complex="11pt"/>
    </style:style>
    <style:style style:name="P6" style:family="paragraph" style:parent-style-name="Standard">
      <style:text-properties fo:font-size="11pt" officeooo:paragraph-rsid="000c61e7" style:font-size-asian="11pt" style:font-size-complex="11pt"/>
    </style:style>
    <style:style style:name="P7" style:family="paragraph" style:parent-style-name="Standard">
      <style:text-properties fo:font-size="11pt" officeooo:paragraph-rsid="000aac9a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04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====================================</text:p>
      <text:p text:style-name="P5"><text:s/>ගෙවීම් මාසය :</text:p>
      <text:p text:style-name="P6"><text:s/>දිනය <text:s/>: </text:p>
      <text:p text:style-name="P2"><text:s/>නම <text:s text:c="3"/>:</text:p>
      <text:p text:style-name="P5"><text:s/>මාසික වැටුප :</text:p>
      <text:p text:style-name="P5"><text:s/>වෙනත් දීමනා :</text:p>
      <text:p text:style-name="P5"><text:s/>විශේෂ ආධාර :*</text:p>
      <text:p text:style-name="P5"><text:s/>අමතර වැඩකල දින ගණන : </text:p>
      <text:p text:style-name="P5"><text:s/>දල වැටුප <text:s/>: </text:p>
      <text:p text:style-name="P5"><text:s/>------------------ අඩු කිරීම් -------------------------</text:p>
      <text:p text:style-name="P2"><text:s text:c="5"/>අර්ථසාදක <text:s/>:</text:p>
      <text:p text:style-name="P2"><text:s text:c="5"/>අත්තිකාරම් :</text:p>
      <text:p text:style-name="P2"><text:s text:c="5"/>අමතර නිවාඩු දින : <text:s/></text:p>
      <text:p text:style-name="P2"><text:s text:c="5"/>වෙනත් අඩු කිරීම් :*</text:p>
      <text:p text:style-name="P2"/>
      <text:p text:style-name="P2"/>
      <text:p text:style-name="P2"/>
      <text:p text:style-name="P2"><text:s/>මාසය සඳහා ණය ගෙවීම <text:s/>: <text:span text:style-name="T4">meka na aluth eke</text:span></text:p>
      <text:p text:style-name="P2"><text:s/>මුළු වැඩ කරන දින ගණන :</text:p>
      <text:p text:style-name="P2"><text:s/>වැඩ කර ඇති දින ගණන <text:s text:c="2"/>:</text:p>
      <text:p text:style-name="P2"><text:s/>නිවාඩු දින ගණන <text:s text:c="11"/>:</text:p>
      <text:p text:style-name="P2"><text:s/></text:p>
      <text:p text:style-name="P2"><text:s/><text:span text:style-name="T2">ඉතිරි වැටුප :</text:span></text:p>
      <text:p text:style-name="P2"><text:span text:style-name="T2"/></text:p>
      <text:p text:style-name="P1"><text:s/><text:span text:style-name="T3">ගෙවිය යුතු මුළු ණය මුදල :</text:span></text:p>
      <text:p text:style-name="Standard"/>
      <text:p text:style-name="Standard"/>
      <text:p text:style-name="Standard"/>
      <text:p text:style-name="Standard"><text:s text:c="20"/><text:span text:style-name="T1">ස්තුතියි ! සුභ දවසක්</text:span></text:p>
      <text:p text:style-name="P3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6.2in" style:num-format="1" style:print-orientation="portrait" fo:margin-top="0.0201in" fo:margin-bottom="0.0201in" fo:margin-left="0.0402in" fo:margin-right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09-14T19:49:44.608163649</dc:date>
    <meta:editing-duration>PT1H42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80" meta:character-count="436" meta:non-whitespace-character-count="297"/>
  </office:meta>
</office:document-meta>
</file>